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2e431" officeooo:paragraph-rsid="0002e431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7" style:family="paragraph" style:parent-style-name="Header">
      <style:text-properties fo:language="pt" fo:country="BR"/>
    </style:style>
    <style:style style:name="P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Footer">
      <style:text-properties fo:language="pt" fo:country="BR"/>
    </style:style>
    <style:style style:name="P10" style:family="paragraph" style:parent-style-name="Text_20_body">
      <style:paragraph-properties fo:line-height="115%" fo:text-align="justify" style:justify-single-word="false"/>
      <style:text-properties fo:color="#000000" style:font-name="Times1" fo:font-size="10pt" fo:language="pt" fo:country="BR" fo:font-weight="normal" officeooo:rsid="001695fd" officeooo:paragraph-rsid="0028cd13" style:font-size-asian="8.75pt" style:font-weight-asian="normal" style:font-size-complex="10pt" style:font-weight-complex="normal"/>
    </style:style>
    <style:style style:name="P11" style:family="paragraph" style:parent-style-name="Heading" style:master-page-name="Standard">
      <style:paragraph-properties style:page-number="auto"/>
      <style:text-properties fo:color="#000000" fo:language="pt" fo:country="BR"/>
    </style:style>
    <style:style style:name="P12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8cd13"/>
    </style:style>
    <style:style style:name="P13" style:family="paragraph" style:parent-style-name="Standard">
      <style:text-properties fo:language="pt" fo:country="BR" officeooo:rsid="002bfe77" officeooo:paragraph-rsid="002bfe77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Times1" fo:font-weight="bold" officeooo:paragraph-rsid="0028cd13" style:font-weight-asian="bold" style:font-weight-complex="bold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style:font-name="Times1" fo:font-size="10pt" fo:font-weight="normal" officeooo:rsid="001695fd" officeooo:paragraph-rsid="0028cd13" style:font-size-asian="8.75pt" style:font-weight-asian="normal" style:font-size-complex="10pt" style:font-weight-complex="normal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style:font-name="Times1" fo:font-size="10pt" fo:font-weight="normal" officeooo:rsid="001695fd" officeooo:paragraph-rsid="0028cd13" style:font-size-asian="8.75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style:font-name="Times1" fo:font-size="10pt" fo:font-weight="normal" officeooo:rsid="0016a70f" officeooo:paragraph-rsid="0028cd13" style:font-size-asian="8.75pt" style:font-weight-asian="normal" style:font-size-complex="10pt" style:font-weight-complex="normal"/>
    </style:style>
    <style:style style:name="T1" style:family="text">
      <style:text-properties officeooo:rsid="0002e431"/>
    </style:style>
    <style:style style:name="T2" style:family="text">
      <style:text-properties officeooo:rsid="001a8b1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7bf82"/>
    </style:style>
    <style:style style:name="T5" style:family="text">
      <style:text-properties fo:language="pt" fo:country="BR"/>
    </style:style>
    <style:style style:name="T6" style:family="text">
      <style:text-properties style:font-name="Times1" fo:font-weight="bold" style:font-weight-asian="bold" style:font-weight-complex="bold"/>
    </style:style>
    <style:style style:name="T7" style:family="text">
      <style:text-properties officeooo:rsid="0016a70f"/>
    </style:style>
    <style:style style:name="T8" style:family="text">
      <style:text-properties officeooo:rsid="001695fd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2bfe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<text:tab/><text:tab/><text:tab/><text:tab/><text:span text:style-name="T11"> </text:span><text:span text:style-name="T12">Lista de Ferramentas (Tools)</text:span></text:p>
      <text:p text:style-name="P14"/>
      <text:list xml:id="list258742476" text:style-name="L1">
        <text:list-header>
          <text:p text:style-name="P15"/>
        </text:list-header>
        <text:list-item>
          <text:p text:style-name="P15">Metodologia Ágil: <text:span text:style-name="T7">Scrum</text:span></text:p>
        </text:list-item>
        <text:list-item>
          <text:p text:style-name="P17">Diagrama de Gantt: Project Libre</text:p>
        </text:list-item>
        <text:list-item>
          <text:p text:style-name="P15">Modelo de caso de uso: Astah</text:p>
        </text:list-item>
        <text:list-item>
          <text:p text:style-name="P15">Sites utilizados para controle de versão: GitHub</text:p>
        </text:list-item>
        <text:list-item>
          <text:p text:style-name="P15">Banco de Dados: DB Browser SQLite</text:p>
        </text:list-item>
        <text:list-item>
          <text:p text:style-name="P15">Criação de wireframes: <text:span text:style-name="T7">Adobe XD</text:span></text:p>
        </text:list-item>
        <text:list-item>
          <text:p text:style-name="P17">Criação de <text:span text:style-name="T8">protótipo e mockups: Sublime text</text:span></text:p>
          <text:p text:style-name="P15"/>
        </text:list-item>
      </text:list>
      <text:list xml:id="list1986905976" text:style-name="L3">
        <text:list-header>
          <text:p text:style-name="P16"/>
        </text:list-header>
      </text:list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02e431" officeooo:paragraph-rsid="0002e431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2bfe77" officeooo:paragraph-rsid="002bfe77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2bfe77"/>
    </style:style>
    <style:style style:name="MT2" style:family="text">
      <style:text-properties officeooo:rsid="001a8b1d"/>
    </style:style>
    <style:style style:name="MT3" style:family="text">
      <style:text-properties officeooo:rsid="0002e431"/>
    </style:style>
    <style:style style:name="MT4" style:family="text">
      <style:text-properties style:font-name="Symbol" style:font-name-asian="Symbol" style:font-name-complex="Symbol"/>
    </style:style>
    <style:style style:name="MT5" style:family="text">
      <style:text-properties officeooo:rsid="0007bf82"/>
    </style:style>
    <style:style style:name="MT6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Mariana Borges de Sampaio 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3">Lista de Ferramentas</text:p>
            </table:table-cell>
            <table:table-cell table:style-name="Tabela4.B1" office:value-type="string">
              <text:p text:style-name="MP4"><text:s text:c="2"/>Date: <text:span text:style-name="MT1">22</text:span>/0<text:span text:style-name="MT2">3</text:span>/20<text:span text:style-name="MT3">21</text:span></text:p>
            </table:table-cell>
          </table:table-row>
        </table:table>
        <text:p text:style-name="MP5"/>
        <text:p text:style-name="MP5"/>
        <text:p text:style-name="MP5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6">Confidential</text:p>
            </table:table-cell>
            <table:table-cell table:style-name="Tabela3.A1" office:value-type="string">
              <text:p text:style-name="MP7"><text:span text:style-name="MT4"></text:span><text:user-defined style:data-style-name="N0" text:name="Company"/><text:span text:style-name="MT5">Mariana de Sampaio</text:span>, <text:date style:data-style-name="N107" text:date-value="2021-05-01T13:21:37.847954789">2021</text:date></text:p>
            </table:table-cell>
            <table:table-cell table:style-name="Tabela3.A1" office:value-type="string">
              <text:p text:style-name="MP8"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1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1T13:21:37.711890936</dc:date>
    <meta:editing-cycles>31</meta:editing-cycles>
    <meta:editing-duration>PT2H53M34S</meta:editing-duration>
    <meta:generator>LibreOffice/6.0.7.3$Linux_X86_64 LibreOffice_project/00m0$Build-3</meta:generator>
    <meta:document-statistic meta:table-count="2" meta:image-count="0" meta:object-count="0" meta:page-count="1" meta:paragraph-count="15" meta:word-count="69" meta:character-count="399" meta:non-whitespace-character-count="343"/>
  </office:meta>
</office:document-meta>
</file>